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908cm" style:rel-column-width="6184*"/>
    </style:style>
    <style:style style:name="Table1.B" style:family="table-column">
      <style:table-column-properties style:column-width="0.69cm" style:rel-column-width="391*"/>
    </style:style>
    <style:style style:name="Table1.C" style:family="table-column">
      <style:table-column-properties style:column-width="0.711cm" style:rel-column-width="403*"/>
    </style:style>
    <style:style style:name="Table1.F" style:family="table-column">
      <style:table-column-properties style:column-width="0.783cm" style:rel-column-width="444*"/>
    </style:style>
    <style:style style:name="Table1.G" style:family="table-column">
      <style:table-column-properties style:column-width="0.804cm" style:rel-column-width="456*"/>
    </style:style>
    <style:style style:name="Table1.H" style:family="table-column">
      <style:table-column-properties style:column-width="0.803cm" style:rel-column-width="455*"/>
    </style:style>
    <style:style style:name="Table1.I" style:family="table-column">
      <style:table-column-properties style:column-width="0.901cm" style:rel-column-width="51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2" style:family="table-row">
      <style:table-row-properties style:min-row-height="1.01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07cm"/>
    </style:style>
    <style:style style:name="Table1.4" style:family="table-row">
      <style:table-row-properties style:min-row-height="0.99cm"/>
    </style:style>
    <style:style style:name="P1" style:family="paragraph" style:parent-style-name="Standard">
      <style:text-properties officeooo:rsid="001e561c" officeooo:paragraph-rsid="001e561c"/>
    </style:style>
    <style:style style:name="P2" style:family="paragraph" style:parent-style-name="Standard">
      <style:text-properties officeooo:rsid="001e561c" officeooo:paragraph-rsid="0022beb0"/>
    </style:style>
    <style:style style:name="P3" style:family="paragraph" style:parent-style-name="Standard">
      <style:text-properties officeooo:rsid="001e561c" officeooo:paragraph-rsid="00242c7d"/>
    </style:style>
    <style:style style:name="P4" style:family="paragraph" style:parent-style-name="Standard">
      <style:text-properties officeooo:rsid="001f1d2b" officeooo:paragraph-rsid="001f1d2b"/>
    </style:style>
    <style:style style:name="P5" style:family="paragraph" style:parent-style-name="Standard">
      <style:text-properties officeooo:rsid="001f1d2b" officeooo:paragraph-rsid="0022beb0"/>
    </style:style>
    <style:style style:name="P6" style:family="paragraph" style:parent-style-name="Standard">
      <style:text-properties officeooo:rsid="0020c026" officeooo:paragraph-rsid="0020c026"/>
    </style:style>
    <style:style style:name="P7" style:family="paragraph" style:parent-style-name="Table_20_Contents">
      <style:text-properties officeooo:rsid="0020c026" officeooo:paragraph-rsid="0020c026"/>
    </style:style>
    <style:style style:name="P8" style:family="paragraph" style:parent-style-name="Table_20_Contents">
      <style:text-properties officeooo:rsid="00242c7d" officeooo:paragraph-rsid="00242c7d"/>
    </style:style>
    <style:style style:name="P9" style:family="paragraph" style:parent-style-name="Text_20_body">
      <style:text-properties fo:color="#2b2b2d" style:font-name="ArialMT" fo:font-size="10pt" officeooo:rsid="0020c026" officeooo:paragraph-rsid="0020c026" fo:background-color="#ffffff"/>
    </style:style>
    <style:style style:name="T1" style:family="text">
      <style:text-properties officeooo:rsid="001f1d2b"/>
    </style:style>
    <style:style style:name="T2" style:family="text">
      <style:text-properties officeooo:rsid="0022beb0"/>
    </style:style>
    <style:style style:name="T3" style:family="text">
      <style:text-properties officeooo:rsid="00242c7d"/>
    </style:style>
    <style:style style:name="T4" style:family="text">
      <style:text-properties officeooo:rsid="00246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Выделяем требования:</text:p>
      <text:p text:style-name="P1">1. <text:s/>Если бабушке нужно перейти через дорогу <text:span text:style-name="T1">(в настроении; не в настроении)</text:span></text:p>
      <text:p text:style-name="P4">2. <text:s/>Если бабушке не нужно перейти через дорогу (убежал кот; ждёт трамвая)</text:p>
      <text:p text:style-name="P4">3. <text:s/>Если бабушка потеряла кота и вы его найдёте (в настроении; не в настроении)</text:p>
      <text:p text:style-name="P4"/>
      <text:p text:style-name="P6">2) Считаем комбинации:</text:p>
      <text:p text:style-name="P6"/>
      <text:p text:style-name="P9">X=Y^N <text:s text:c="3"/></text:p>
      <text:p text:style-name="P9">Х=2^3</text:p>
      <text:p text:style-name="P9">Х=8</text:p>
      <text:p text:style-name="P9"/>
      <text:p text:style-name="P9">3)Составляем таблицу: <text:s/></text:p>
      <text:p text:style-name="P9"><text:span text:style-name="T2">положительная реакция+</text:span></text:p>
      <text:p text:style-name="P9">отрицательная реакция -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Table_20_Contents">Условия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7</text:p>
          </table:table-cell>
          <table:table-cell table:style-name="Table1.I1" office:value-type="string">
            <text:p text:style-name="P7">8</text:p>
          </table:table-cell>
        </table:table-row>
        <table:table-row table:style-name="Table1.2">
          <table:table-cell table:style-name="Table1.A2" office:value-type="string">
            <text:p text:style-name="P2">бабушке нужно перейти через дорогу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 table:style-name="Table1.3">
          <table:table-cell table:style-name="Table1.A2" office:value-type="string">
            <text:p text:style-name="P5">бабушке не нужно перейти через дорогу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Table_20_Contents">-</text:p>
          </table:table-cell>
          <table:table-cell table:style-name="Table1.I2" office:value-type="string">
            <text:p text:style-name="Table_20_Contents">-</text:p>
          </table:table-cell>
        </table:table-row>
        <table:table-row table:style-name="Table1.4">
          <table:table-cell table:style-name="Table1.A2" office:value-type="string">
            <text:p text:style-name="P5">бабушка потеряла кота и вы его найдёте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-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+</text:p>
          </table:table-cell>
          <table:table-cell table:style-name="Table1.A2" office:value-type="string">
            <text:p text:style-name="P8">-</text:p>
          </table:table-cell>
          <table:table-cell table:style-name="Table1.I2" office:value-type="string">
            <text:p text:style-name="Table_20_Contents">-</text:p>
          </table:table-cell>
        </table:table-row>
      </table:table>
      <text:p text:style-name="P6"/>
      <text:p text:style-name="P6"><text:s/></text:p>
      <text:p text:style-name="P3"><text:span text:style-name="T3">4)Убираем лишние тесты:</text:span></text:p>
      <text:p text:style-name="P3"><text:s/>тесты: <text:span text:style-name="T4">1;2;3;4</text:span></text:p>
      <text:p text:style-name="P3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0:14:28.003813375</meta:creation-date>
    <dc:date>2018-01-11T21:25:18.196504403</dc:date>
    <meta:editing-duration>PT19M16S</meta:editing-duration>
    <meta:editing-cycles>1</meta:editing-cycles>
    <meta:document-statistic meta:table-count="1" meta:image-count="0" meta:object-count="0" meta:page-count="1" meta:paragraph-count="51" meta:word-count="110" meta:character-count="547" meta:non-whitespace-character-count="472"/>
    <meta:generator>LibreOffice/5.4.4.2$MacOSX_X86_64 LibreOffice_project/2524958677847fb3bb44820e40380acbe820f960</meta:generator>
  </office:meta>
</office:document-meta>
</file>